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4.83cm" fo:min-width="9.6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623cm" fo:min-width="0.104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ffffff" draw:textarea-horizontal-align="justify" draw:textarea-vertical-align="middle" draw:auto-grow-height="false" fo:min-height="0.644cm" fo:min-width="1.044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5.08cm" svg:x="6.08cm" svg:y="6.08cm">
          <text:p text:style-name="P1">A circui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54cm" svg:height="0.923cm" svg:x="5.772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54cm" svg:height="0.923cm" svg:x="5.772cm" svg:y="10.0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54cm" svg:height="0.923cm" svg:x="5.772cm" svg:y="8.1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54cm" svg:height="0.923cm" svg:x="15.893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54cm" svg:height="0.923cm" svg:x="15.893cm" svg:y="10.0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4cm" svg:height="1.27cm" svg:x="3.655cm" svg:y="4.348cm">
          <text:p text:style-name="P1">A port</text:p>
          <draw:enhanced-geometry svg:viewBox="0 0 21600 21600" draw:glue-points="10800 0 3160 3160 0 10800 3160 18440 10800 21600 18440 18440 21600 10800 18440 3160 ?f14 ?f15" draw:text-areas="3200 3200 18400 18400" draw:type="round-callout" draw:modifiers="22338.0410022779 38118.64673485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3T11:09:47.116303512</meta:creation-date>
    <dc:date>2023-04-03T13:34:09.701951433</dc:date>
    <meta:editing-duration>PT27M8S</meta:editing-duration>
    <meta:editing-cycles>5</meta:editing-cycles>
    <meta:generator>LibreOffice/6.0.4.2$MacOSX_X86_64 LibreOffice_project/9b0d9b32d5dcda91d2f1a96dc04c645c450872bf</meta:generator>
    <meta:document-statistic meta:object-count="7"/>
  </office:meta>
</office:document-meta>
</file>